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0.889in"/>
    </style:style>
    <style:style style:name="co4" style:family="table-column">
      <style:table-column-properties fo:break-before="auto" style:column-width="1.9693in"/>
    </style:style>
    <style:style style:name="co5" style:family="table-column">
      <style:table-column-properties fo:break-before="auto" style:column-width="1.5008in"/>
    </style:style>
    <style:style style:name="co6" style:family="table-column">
      <style:table-column-properties fo:break-before="auto" style:column-width="2.7472in"/>
    </style:style>
    <style:style style:name="co7" style:family="table-column">
      <style:table-column-properties fo:break-before="auto" style:column-width="4.6346in"/>
    </style:style>
    <style:style style:name="co8" style:family="table-column">
      <style:table-column-properties fo:break-before="auto" style:column-width="3.0555in"/>
    </style:style>
    <style:style style:name="co9" style:family="table-column">
      <style:table-column-properties fo:break-before="auto" style:column-width="2.8409in"/>
    </style:style>
    <style:style style:name="co10" style:family="table-column">
      <style:table-column-properties fo:break-before="auto" style:column-width="2.1173in"/>
    </style:style>
    <style:style style:name="co11" style:family="table-column">
      <style:table-column-properties fo:break-before="auto" style:column-width="3.6181in"/>
    </style:style>
    <style:style style:name="co12" style:family="table-column">
      <style:table-column-properties fo:break-before="auto" style:column-width="2.2516in"/>
    </style:style>
    <style:style style:name="co13" style:family="table-column">
      <style:table-column-properties fo:break-before="auto" style:column-width="1.5673in"/>
    </style:style>
    <style:style style:name="co14" style:family="table-column">
      <style:table-column-properties fo:break-before="auto" style:column-width="0.3618in"/>
    </style:style>
    <style:style style:name="co15" style:family="table-column">
      <style:table-column-properties fo:break-before="auto" style:column-width="2.5945in"/>
    </style:style>
    <style:style style:name="co16" style:family="table-column">
      <style:table-column-properties fo:break-before="auto" style:column-width="2.3854in"/>
    </style:style>
    <style:style style:name="co17" style:family="table-column">
      <style:table-column-properties fo:break-before="auto" style:column-width="2.5598in"/>
    </style:style>
    <style:style style:name="co18" style:family="table-column">
      <style:table-column-properties fo:break-before="auto" style:column-width="2.2374in"/>
    </style:style>
    <style:style style:name="co19" style:family="table-column">
      <style:table-column-properties fo:break-before="auto" style:column-width="3.5244in"/>
    </style:style>
    <style:style style:name="co20" style:family="table-column">
      <style:table-column-properties fo:break-before="auto" style:column-width="3.5646in"/>
    </style:style>
    <style:style style:name="co21" style:family="table-column">
      <style:table-column-properties fo:break-before="auto" style:column-width="2.7071in"/>
    </style:style>
    <style:style style:name="co22" style:family="table-column">
      <style:table-column-properties fo:break-before="auto" style:column-width="0.9244in"/>
    </style:style>
    <style:style style:name="co23" style:family="table-column">
      <style:table-column-properties fo:break-before="auto" style:column-width="2.8138in"/>
    </style:style>
    <style:style style:name="co24" style:family="table-column">
      <style:table-column-properties fo:break-before="auto" style:column-width="5.4673in"/>
    </style:style>
    <style:style style:name="co25" style:family="table-column">
      <style:table-column-properties fo:break-before="auto" style:column-width="3.3772in"/>
    </style:style>
    <style:style style:name="co26" style:family="table-column">
      <style:table-column-properties fo:break-before="auto" style:column-width="0.5091in"/>
    </style:style>
    <style:style style:name="co27" style:family="table-column">
      <style:table-column-properties fo:break-before="auto" style:column-width="3.1626in"/>
    </style:style>
    <style:style style:name="co28" style:family="table-column">
      <style:table-column-properties fo:break-before="auto" style:column-width="3.1898in"/>
    </style:style>
    <style:style style:name="co29" style:family="table-column">
      <style:table-column-properties fo:break-before="auto" style:column-width="4.5028in"/>
    </style:style>
    <style:style style:name="co30" style:family="table-column">
      <style:table-column-properties fo:break-before="auto" style:column-width="0.911in"/>
    </style:style>
    <style:style style:name="co31" style:family="table-column">
      <style:table-column-properties fo:break-before="auto" style:column-width="1.4472in"/>
    </style:style>
    <style:style style:name="co32" style:family="table-column">
      <style:table-column-properties fo:break-before="auto" style:column-width="2.0902in"/>
    </style:style>
    <style:style style:name="co33" style:family="table-column">
      <style:table-column-properties fo:break-before="auto" style:column-width="1.0717in"/>
    </style:style>
    <style:style style:name="co34" style:family="table-column">
      <style:table-column-properties fo:break-before="auto" style:column-width="3.8862in"/>
    </style:style>
    <style:style style:name="co35" style:family="table-column">
      <style:table-column-properties fo:break-before="auto" style:column-width="4.3016in"/>
    </style:style>
    <style:style style:name="co36" style:family="table-column">
      <style:table-column-properties fo:break-before="auto" style:column-width="1.5811in"/>
    </style:style>
    <style:style style:name="co37" style:family="table-column">
      <style:table-column-properties fo:break-before="auto" style:column-width="4.0201in"/>
    </style:style>
    <style:style style:name="co38" style:family="table-column">
      <style:table-column-properties fo:break-before="auto" style:column-width="3.3236in"/>
    </style:style>
    <style:style style:name="co39" style:family="table-column">
      <style:table-column-properties fo:break-before="auto" style:column-width="6.3925in"/>
    </style:style>
    <style:style style:name="co40" style:family="table-column">
      <style:table-column-properties fo:break-before="auto" style:column-width="0.6161in"/>
    </style:style>
    <style:style style:name="co41" style:family="table-column">
      <style:table-column-properties fo:break-before="auto" style:column-width="2.0236in"/>
    </style:style>
    <style:style style:name="co42" style:family="table-column">
      <style:table-column-properties fo:break-before="auto" style:column-width="3.2965in"/>
    </style:style>
    <style:style style:name="co43" style:family="table-column">
      <style:table-column-properties fo:break-before="auto" style:column-width="0.8035in"/>
    </style:style>
    <style:style style:name="co44" style:family="table-column">
      <style:table-column-properties fo:break-before="auto" style:column-width="4.5299in"/>
    </style:style>
    <style:style style:name="co45" style:family="table-column">
      <style:table-column-properties fo:break-before="auto" style:column-width="4.6902in"/>
    </style:style>
    <style:style style:name="co46" style:family="table-column">
      <style:table-column-properties fo:break-before="auto" style:column-width="2.828in"/>
    </style:style>
    <style:style style:name="co47" style:family="table-column">
      <style:table-column-properties fo:break-before="auto" style:column-width="0.7902in"/>
    </style:style>
    <style:style style:name="co48" style:family="table-column">
      <style:table-column-properties fo:break-before="auto" style:column-width="4.2193in"/>
    </style:style>
    <style:style style:name="co49" style:family="table-column">
      <style:table-column-properties fo:break-before="auto" style:column-width="3.1756in"/>
    </style:style>
    <style:style style:name="co50" style:family="table-column">
      <style:table-column-properties fo:break-before="auto" style:column-width="4.5693in"/>
    </style:style>
    <style:style style:name="co51" style:family="table-column">
      <style:table-column-properties fo:break-before="auto" style:column-width="4.4354in"/>
    </style:style>
    <style:style style:name="co52" style:family="table-column">
      <style:table-column-properties fo:break-before="auto" style:column-width="2.5862in"/>
    </style:style>
    <style:style style:name="co53" style:family="table-column">
      <style:table-column-properties fo:break-before="auto" style:column-width="0.978in"/>
    </style:style>
    <style:style style:name="co54" style:family="table-column">
      <style:table-column-properties fo:break-before="auto" style:column-width="2.3311in"/>
    </style:style>
    <style:style style:name="co55" style:family="table-column">
      <style:table-column-properties fo:break-before="auto" style:column-width="0.75in"/>
    </style:style>
    <style:style style:name="co56" style:family="table-column">
      <style:table-column-properties fo:break-before="auto" style:column-width="5.4661in"/>
    </style:style>
    <style:style style:name="co57" style:family="table-column">
      <style:table-column-properties fo:break-before="auto" style:column-width="2.3583in"/>
    </style:style>
    <style:style style:name="co58" style:family="table-column">
      <style:table-column-properties fo:break-before="auto" style:column-width="0.4689in"/>
    </style:style>
    <style:style style:name="co59" style:family="table-column">
      <style:table-column-properties fo:break-before="auto" style:column-width="2.7335in"/>
    </style:style>
    <style:style style:name="co60" style:family="table-column">
      <style:table-column-properties fo:break-before="auto" style:column-width="5.6154in"/>
    </style:style>
    <style:style style:name="co61" style:family="table-column">
      <style:table-column-properties fo:break-before="auto" style:column-width="2.0772in"/>
    </style:style>
    <style:style style:name="co62" style:family="table-column">
      <style:table-column-properties fo:break-before="auto" style:column-width="1.2862in"/>
    </style:style>
    <style:style style:name="co63" style:family="table-column">
      <style:table-column-properties fo:break-before="auto" style:column-width="0.3346in"/>
    </style:style>
    <style:style style:name="co64" style:family="table-column">
      <style:table-column-properties fo:break-before="auto" style:column-width="1.822in"/>
    </style:style>
    <style:style style:name="co65" style:family="table-column">
      <style:table-column-properties fo:break-before="auto" style:column-width="1.9161in"/>
    </style:style>
    <style:style style:name="co66" style:family="table-column">
      <style:table-column-properties fo:break-before="auto" style:column-width="0.7772in"/>
    </style:style>
    <style:style style:name="co67" style:family="table-column">
      <style:table-column-properties fo:break-before="auto" style:column-width="2.211in"/>
    </style:style>
    <style:style style:name="co68" style:family="table-column">
      <style:table-column-properties fo:break-before="auto" style:column-width="1.7016in"/>
    </style:style>
    <style:style style:name="co69" style:family="table-column">
      <style:table-column-properties fo:break-before="auto" style:column-width="1.2728in"/>
    </style:style>
    <style:style style:name="co70" style:family="table-column">
      <style:table-column-properties fo:break-before="auto" style:column-width="3.122in"/>
    </style:style>
    <style:style style:name="co71" style:family="table-column">
      <style:table-column-properties fo:break-before="auto" style:column-width="2.198in"/>
    </style:style>
    <style:style style:name="co72" style:family="table-column">
      <style:table-column-properties fo:break-before="auto" style:column-width="3.752in"/>
    </style:style>
    <style:style style:name="co73" style:family="table-column">
      <style:table-column-properties fo:break-before="auto" style:column-width="3.2563in"/>
    </style:style>
    <style:style style:name="co74" style:family="table-column">
      <style:table-column-properties fo:break-before="auto" style:column-width="0.7098in"/>
    </style:style>
    <style:style style:name="co75" style:family="table-column">
      <style:table-column-properties fo:break-before="auto" style:column-width="4.0736in"/>
    </style:style>
    <style:style style:name="co76" style:family="table-column">
      <style:table-column-properties fo:break-before="auto" style:column-width="2.5992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2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5181in" fo:break-before="auto" style:use-optimal-row-height="true"/>
    </style:style>
    <style:style style:name="ro18" style:family="table-row">
      <style:table-row-properties style:row-height="1.6783in" fo:break-before="auto" style:use-optimal-row-height="true"/>
    </style:style>
    <style:style style:name="ro19" style:family="table-row">
      <style:table-row-properties style:row-height="2.928in" fo:break-before="auto" style:use-optimal-row-height="false"/>
    </style:style>
    <style:style style:name="ro20" style:family="table-row">
      <style:table-row-properties style:row-height="1.0154in" fo:break-before="auto" style:use-optimal-row-height="true"/>
    </style:style>
    <style:style style:name="ro21" style:family="table-row">
      <style:table-row-properties style:row-height="3.7311in" fo:break-before="auto" style:use-optimal-row-height="true"/>
    </style:style>
    <style:style style:name="ro22" style:family="table-row">
      <style:table-row-properties style:row-height="0.1862in" fo:break-before="auto" style:use-optimal-row-height="true"/>
    </style:style>
    <style:style style:name="ro23" style:family="table-row">
      <style:table-row-properties style:row-height="0.5799in" fo:break-before="auto" style:use-optimal-row-height="true"/>
    </style:style>
    <style:style style:name="ro24" style:family="table-row">
      <style:table-row-properties style:row-height="0.3937in" fo:break-before="auto" style:use-optimal-row-height="true"/>
    </style:style>
    <style:style style:name="ro25" style:family="table-row">
      <style:table-row-properties style:row-height="0.7665in" fo:break-before="auto" style:use-optimal-row-height="true"/>
    </style:style>
    <style:style style:name="ro26" style:family="table-row">
      <style:table-row-properties style:row-height="0.4972in" fo:break-before="auto" style:use-optimal-row-height="true"/>
    </style:style>
    <style:style style:name="ro27" style:family="table-row">
      <style:table-row-properties style:row-height="1.3264in" fo:break-before="auto" style:use-optimal-row-height="true"/>
    </style:style>
    <style:style style:name="ro28" style:family="table-row">
      <style:table-row-properties style:row-height="0.9535in" fo:break-before="auto" style:use-optimal-row-height="true"/>
    </style:style>
    <style:style style:name="ro29"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729fcf"/>
    </style:style>
    <style:style style:name="ce39" style:family="table-cell" style:parent-style-name="Default">
      <style:table-cell-properties fo:border-bottom="none" fo:border-left="none" fo:border-right="0.74pt solid #000000" fo:border-top="none" style:vertical-align="top"/>
      <style:text-properties style:font-name="Roboto Medium"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1"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1"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1"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1"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1"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96" style:family="table-cell" style:parent-style-name="Default">
      <style:text-properties style:font-name="Roboto Medium1"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1"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1"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1"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1"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1" fo:font-size="14pt" style:font-size-asian="14pt" style:font-size-complex="14pt"/>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in"/>
      <style:text-properties style:font-name="Roboto Mono"/>
    </style:style>
    <style:style style:name="ce173" style:family="table-cell" style:parent-style-name="Default">
      <style:table-cell-properties style:text-align-source="fix" style:repeat-content="false"/>
      <style:paragraph-properties fo:text-align="center" fo:margin-left="0in"/>
      <style:text-properties style:font-name="Roboto"/>
    </style:style>
    <style:style style:name="ce174" style:family="table-cell" style:parent-style-name="Default">
      <style:table-cell-properties style:text-align-source="fix" style:repeat-content="false" fo:wrap-option="wrap"/>
      <style:paragraph-properties fo:text-align="center" fo:margin-left="0in"/>
      <style:text-properties style:font-name="Roboto Medium1"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in"/>
      <style:text-properties style:font-name="Roboto"/>
    </style:style>
    <style:style style:name="ce17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12"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2.022in" loext:decorative="false"/>
      <style:paragraph-properties style:writing-mode="lr-tb"/>
    </style:style>
    <style:style style:name="gr2" style:family="graphic" style:parent-style-name="Note">
      <style:graphic-properties fo:min-height="1.4in" loext:decorative="false"/>
      <style:paragraph-properties style:writing-mode="lr-tb"/>
    </style:style>
    <style:style style:name="gr3" style:family="graphic" style:parent-style-name="Note">
      <style:graphic-properties fo:min-height="0.9335in" loext:decorative="false"/>
      <style:paragraph-properties style:writing-mode="lr-tb"/>
    </style:style>
    <style:style style:name="gr4" style:family="graphic" style:parent-style-name="Note">
      <style:graphic-properties fo:min-height="0.6295in" loext:decorative="false"/>
      <style:paragraph-properties style:writing-mode="lr-tb"/>
    </style:style>
    <style:style style:name="gr5" style:family="graphic" style:parent-style-name="Note">
      <style:graphic-properties fo:min-height="1.2445in" loext:decorative="false"/>
      <style:paragraph-properties style:writing-mode="lr-tb"/>
    </style:style>
    <style:style style:name="gr6" style:family="graphic" style:parent-style-name="Note">
      <style:graphic-properties fo:min-height="0.9335in" loext:decorative="false"/>
      <style:paragraph-properties style:writing-mode="lr-tb" style:text-autospace="none"/>
    </style:style>
    <style:style style:name="gr7" style:family="graphic" style:parent-style-name="Note">
      <style:graphic-properties fo:min-height="3.9028in" loext:decorative="false"/>
      <style:paragraph-properties style:writing-mode="lr-tb"/>
    </style:style>
    <style:style style:name="gr8" style:family="graphic" style:parent-style-name="Note">
      <style:graphic-properties fo:min-height="1.0492in" loext:decorative="false"/>
      <style:paragraph-properties style:writing-mode="lr-tb"/>
    </style:style>
    <style:style style:name="gr9" style:family="graphic" style:parent-style-name="Note">
      <style:graphic-properties fo:min-height="1.0299in" loext:decorative="false"/>
      <style:paragraph-properties style:writing-mode="lr-tb"/>
    </style:style>
    <style:style style:name="gr10" style:family="graphic" style:parent-style-name="Note">
      <style:graphic-properties fo:min-height="0.778in" loext:decorative="false"/>
      <style:paragraph-properties style:writing-mode="lr-tb"/>
    </style:style>
    <style:style style:name="gr11" style:family="graphic" style:parent-style-name="Note">
      <style:graphic-properties fo:min-height="1.089in" loext:decorative="false"/>
      <style:paragraph-properties style:writing-mode="lr-tb"/>
    </style:style>
    <style:style style:name="P1" style:family="paragraph">
      <style:paragraph-properties style:text-autospace="none"/>
    </style:style>
    <style:style style:name="T1" style:family="text">
      <style:text-properties fo:font-weight="bold" style:font-weight-asian="bold" style:font-weight-complex="bold"/>
    </style:style>
    <style:style style:name="T2" style:family="text">
      <style:text-properties fo:font-family="'Roboto Mono'" fo:font-size="8.5pt" style:font-family-asian="'Roboto Mono'" style:font-size-asian="8.5pt" style:font-family-complex="'Roboto Mono'" style:font-size-complex="8.5pt"/>
    </style:style>
    <style:style style:name="T3"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4" style:family="text">
      <style:text-properties style:text-position="super 58%"/>
    </style:style>
    <style:style style:name="T5"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c9211e"/>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0"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color="#c9211e" fo:font-weight="bold" style:font-weight-asian="bold" style:font-weight-complex="bold"/>
    </style:style>
    <style:style style:name="T12" style:family="text">
      <style:text-properties fo:font-size="12pt" fo:font-weight="bold" style:font-weight-asian="bold" style:font-weight-complex="bold"/>
    </style:style>
    <style:style style:name="T13" style:family="text">
      <style:text-properties fo:font-size="12pt"/>
    </style:style>
    <style:style style:name="T14"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6"><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6"><text:a xlink:href="https://docs.databricks.com/en/sql/language-manual/index.html" xlink:type="simple">https://docs.databricks.com/en/sql/language-manual/index.html</text:a></text:span></text:p>
          </table:table-cell>
          <table:table-cell table:style-name="ce48" office:value-type="string" calcext:value-type="string">
            <text:p><text:span text:style-name="T6"><text:a xlink:href="https://docs.snowflake.com/en/sql-reference-commands" xlink:type="simple">https://docs.snowflake.com/en/sql-reference-commands</text:a></text:span></text:p>
          </table:table-cell>
          <table:table-cell table:style-name="ce48"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6"><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7">[ WITH differential_privacy_clause ]</text:span></text:p>
            <text:p>    [ { ALL | DISTINCT } ]</text:p>
            <text:p>    <text:span text:style-name="T7">[ AS { STRUCT | VALUE } ]</text:span></text:p>
            <text:p>    select_list</text:p>
            <text:p>  [ FROM from_clause[, ...] ]</text:p>
            <text:p>  [ WHERE bool_expression ]</text:p>
            <text:p>  [ GROUP BY group_by_specification ]</text:p>
            <text:p>  [ HAVING bool_expression ]</text:p>
            <text:p>  <text:span text:style-name="T7">[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7">[ DISTRIBUTE BY clause ]</text:span> <text:span text:style-name="T7">[ SORT BY clause ]</text:span> } | <text:span text:style-name="T7">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7"> [ TOP &lt;n&gt; ]</text:span></text:p>
            <text:p>   ...</text:p>
            <text:p><text:span text:style-name="T7">[ INTO ... ]</text:span></text:p>
            <text:p>[ FROM ...</text:p>
            <text:p>  <text:span text:style-name="T7"> [ AT | BEFORE ... ]</text:span></text:p>
            <text:p><text:span text:style-name="T7">   [ CHANGES ... ]</text:span></text:p>
            <text:p><text:span text:style-name="T7">   [ CONNECT BY ... ]</text:span></text:p>
            <text:p>   [ JOIN ... ]</text:p>
            <text:p>  <text:span text:style-name="T7"> [ ASOF JOIN ... ]</text:span></text:p>
            <text:p><text:span text:style-name="T7">   [ LATERAL ... ]</text:span></text:p>
            <text:p><text:span text:style-name="T7">   [ MATCH_RECOGNIZE ... ]</text:span></text:p>
            <text:p>   [ PIVOT | UNPIVOT ... ]</text:p>
            <text:p>   <text:span text:style-name="T7">[ VALUES ... ]</text:span></text:p>
            <text:p><text:span text:style-name="T7">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7">TOP number</text:span> | [ ALL | DISTINCT ]</text:p>
            <text:p>* | expression [ AS output_name ] [, ...] ]</text:p>
            <text:p>[ FROM table_reference [, ...] ]</text:p>
            <text:p>[ WHERE condition ]</text:p>
            <text:p><text:span text:style-name="T7">[ [ START WITH expression ] CONNECT BY expression ]</text:span></text:p>
            <text:p>[ GROUP BY expression [, ...] ]</text:p>
            <text:p>[ HAVING condition ]</text:p>
            <text:p>[ QUALIFY condition ]</text:p>
            <text:p>[ { UNION | ALL | INTERSECT | EXCEPT | <text:span text:style-name="T7">MINUS</text:span> } query ]</text:p>
            <text:p>[ ORDER BY expression [ ASC | DESC ] ]</text:p>
            <text:p>[ LIMIT { number | <text:span text:style-name="T7">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7">[ WITH differential_privacy_clause ]</text:span></text:p>
            <text:p>  [ { ALL | DISTINCT } ]</text:p>
            <text:p>  [<text:span text:style-name="T7">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7">[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8">select_all:</text:span></text:p>
            <text:p><text:span text:style-name="T8">  [ expression. ]*</text:span></text:p>
            <text:p><text:span text:style-name="T8"> </text:span><text:span text:style-name="T9"> [ EXCEPT ( column_name [, ...] ) ]</text:span></text:p>
            <text:p><text:span text:style-name="T10">  [ REPLACE ( expression [ AS ] column_name [, ...] ) ]</text:span></text:p>
            <text:p/>
            <text:p><text:span text:style-name="T8">select_expression:</text:span></text:p>
            <text:p><text:span text:style-name="T8">  expression [ [ AS ] alias ]</text:span></text:p>
          </table:table-cell>
          <table:table-cell table:style-name="ce49" office:value-type="string" calcext:value-type="string">
            <text:p><text:span text:style-name="T8">star_clause</text:span></text:p>
            <text:p><text:span text:style-name="T8">   [ { table_name | view_name } . ] * [ except_clause ]</text:span></text:p>
            <text:p/>
            <text:p><text:span text:style-name="T8">except_clause</text:span></text:p>
            <text:p><text:span text:style-name="T8">   EXCEPT ( { column_name | field_name } [, ...] )</text:span></text:p>
          </table:table-cell>
          <table:table-cell table:style-name="ce49" office:value-type="string" calcext:value-type="string">
            <text:p>SELECT [ { ALL | DISTINCT } ]</text:p>
            <text:p>       <text:span text:style-name="T7">[ TOP &lt;n&gt; ]</text:span></text:p>
            <text:p>       [{&lt;object_name&gt;|&lt;alias&gt;}.]*</text:p>
            <text:p/>
            <text:p>      <text:span text:style-name="T7"> [ ILIKE '&lt;pattern&gt;' ]</text:span></text:p>
            <text:p/>
            <text:p>       <text:span text:style-name="T7">[ EXCLUDE</text:span></text:p>
            <text:p><text:span text:style-name="T7">         {</text:span></text:p>
            <text:p><text:span text:style-name="T7">           &lt;col_name&gt; | ( &lt;col_name&gt;, &lt;col_name&gt;, ... )</text:span></text:p>
            <text:p><text:span text:style-name="T7">         }</text:span></text:p>
            <text:p><text:span text:style-name="T7">       ]</text:span></text:p>
            <text:p/>
            <text:p><text:span text:style-name="T7">       [ REPLACE</text:span></text:p>
            <text:p><text:span text:style-name="T7">         {</text:span></text:p>
            <text:p><text:span text:style-name="T7">           ( &lt;expr&gt; AS &lt;col_name&gt; [ , &lt;expr&gt; AS &lt;col_name&gt;, ... ] )</text:span></text:p>
            <text:p><text:span text:style-name="T7">         }</text:span></text:p>
            <text:p><text:span text:style-name="T7">       ]</text:span></text:p>
            <text:p/>
            <text:p><text:span text:style-name="T7">       [ RENAME</text:span></text:p>
            <text:p><text:span text:style-name="T7">         {</text:span></text:p>
            <text:p><text:span text:style-name="T7">           &lt;col_name&gt; AS &lt;col_alias&gt;</text:span></text:p>
            <text:p><text:span text:style-name="T7">           | ( &lt;col_name&gt; AS &lt;col_alias&gt;, &lt;col_name&gt; AS &lt;col_alias&gt;, ... )</text:span></text:p>
            <text:p><text:span text:style-name="T7">         }</text:span></text:p>
            <text:p>       ]</text:p>
          </table:table-cell>
          <table:table-cell table:style-name="ce49" office:value-type="string" calcext:value-type="string">
            <text:p>SELECT</text:p>
            <text:p><text:span text:style-name="T7">[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7">[ { pivot_operator | unpivot_operator } ]</text:span></text:p>
            <text:p>  <text:span text:style-name="T7">[ tablesample_operator ]</text:span></text:p>
            <text:p/>
            <text:p>from_item:</text:p>
            <text:p>  {</text:p>
            <text:p>    table_name [ as_alias ] <text:span text:style-name="T7">[ FOR SYSTEM_TIME AS OF timestamp_expression ]</text:span> </text:p>
            <text:p>    | { join_operation | ( join_operation ) }</text:p>
            <text:p>    | ( query_expr ) [ as_alias ]</text:p>
            <text:p>    <text:span text:style-name="T7">| field_path</text:span></text:p>
            <text:p><text:span text:style-name="T7">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7">[ TABLESAMPLE clause ]</text:span> [ table_alias ] |</text:p>
            <text:p>    <text:span text:style-name="T7">{ STREAM table_name [ table_alias ] | STREAM ( table_name ) [ table_alias ] } |</text:span></text:p>
            <text:p>    view_name [ table_alias ] |</text:p>
            <text:p>    JOIN clause |</text:p>
            <text:p>    PIVOT clause |</text:p>
            <text:p>    UNPIVOT clause |</text:p>
            <text:p>    <text:span text:style-name="T7">[ STREAM ] table_valued_function [ table_alias ] |</text:span></text:p>
            <text:p><text:span text:style-name="T7">    [ LATERAL ] table_valued_function [ table_alias ] |</text:span></text:p>
            <text:p>    VALUES clause |</text:p>
            <text:p>    <text:span text:style-name="T7">[ LATERAL ] ( query ) [ TABLESAMPLE clause ] [ table_alias ] </text:span>}</text:p>
            <text:p/>
            <text:p/>
            <text:p><text:span text:style-name="T1">Table-valued function (TVF)</text:span></text:p>
            <text:p><text:span text:style-name="T7">function_name ( [ expression [, ...] ] ) [ table_alias ]</text:span></text:p>
            <text:p><text:span text:style-name="T7">&gt; SELECT * FROM json_tuple('{"a":1, "b":2}', 'a', 'b');</text:span></text:p>
          </table:table-cell>
          <table:table-cell table:style-name="ce49" office:value-type="string" calcext:value-type="string">
            <text:p>objectReference ::=</text:p>
            <text:p>   {</text:p>
            <text:p>      [&lt;namespace&gt;.]&lt;object_name&gt;</text:p>
            <text:p>          <text:span text:style-name="T7"> [ AT | BEFORE ( &lt;object_state&gt; ) ]</text:span></text:p>
            <text:p><text:span text:style-name="T7">           [ CHANGES ( &lt;change_tracking_type&gt; ) ]</text:span></text:p>
            <text:p><text:span text:style-name="T7">           [ MATCH_RECOGNIZE ]</text:span></text:p>
            <text:p>           [ PIVOT | UNPIVOT ]</text:p>
            <text:p>           [ [ AS ] &lt;alias_name&gt; ]</text:p>
            <text:p>           [ SAMPLE ]</text:p>
            <text:p>     |<text:span text:style-name="T7"> &lt;table_function&gt;</text:span></text:p>
            <text:p>           [ PIVOT | UNPIVOT ]</text:p>
            <text:p>           [ [ AS ] &lt;alias_name&gt; ]</text:p>
            <text:p>           [ SAMPLE ]</text:p>
            <text:p>     | ( VALUES (...) )</text:p>
            <text:p>           [ SAMPLE ]</text:p>
            <text:p>     | <text:span text:style-name="T7">[ LATERAL ] ( &lt;subquery&gt; )</text:span></text:p>
            <text:p><text:span text:style-name="T7">           [ [ AS ] &lt;alias_name&gt; ]</text:span></text:p>
            <text:p>     | <text:span text:style-name="T7">@[&lt;namespace&gt;.]&lt;stage_name&gt;[/&lt;path&gt;]</text:span></text:p>
            <text:p><text:span text:style-name="T7">           [ ( FILE_FORMAT =&gt; &lt;format_name&gt;, PATTERN =&gt; '&lt;regex_pattern&gt;' ) ]</text:span></text:p>
            <text:p><text:span text:style-name="T7">           [ [AS] &lt;alias_name&gt; ]</text:span></text:p>
            <text:p><text:span text:style-name="T7">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7">[ PIVOT ] ( aggregate(expr) [ [ AS ] aggregate_alias ]</text:span></text:p>
            <text:p><text:span text:style-name="T7"> FOR column_name IN ( expression [ [ AS ] in_alias [, ...]</text:span></text:p>
            <text:p><text:span text:style-name="T7">   )</text:span></text:p>
            <text:p><text:span text:style-name="T7">)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7">cross_join_operation</text:span> | condition_join_operation }</text:p>
            <text:p/>
            <text:p><text:span text:style-name="T7">cross_join_operation:</text:span></text:p>
            <text:p><text:span text:style-name="T7">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7">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7">[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1">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7">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1">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1">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7">| value_alias</text:span></text:p>
            <text:p>    <text:span text:style-name="T7">| column_ordinal</text:span></text:p>
            <text:p>  }</text:p>
            <text:p/>
            <text:p><text:span text:style-name="T11">Group rows by ALL</text:span></text:p>
            <text:p/>
            <text:p><text:span text:style-name="T1">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1">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7">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7">- GROUP BY value_alias is not mentioned</text:span></text:p>
            <text:p><text:span text:style-name="T7">-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7">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7">[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8">expr_list := </text:span>expression | column_name [, expr_list ]</text:p>
            <text:p/>
            <text:p>order_list := expression | column_name [ ASC | DESC ] </text:p>
            <text:p>[ NULLS FIRST | NULLS LAST ]</text:p>
            <text:p>[, order_list ]</text:p>
            <text:p/>
            <text:p><text:span text:style-name="T7">frame_clause := ROWS</text:span></text:p>
            <text:p><text:span text:style-name="T7">{ UNBOUNDED PRECEDING | unsigned_value PRECEDING | CURRENT ROW } |</text:span></text:p>
            <text:p/>
            <text:p><text:span text:style-name="T7">{ BETWEEN</text:span></text:p>
            <text:p><text:span text:style-name="T7">{ UNBOUNDED PRECEDING | unsigned_value { PRECEDING | FOLLOWING } | CURRENT ROW}</text:span></text:p>
            <text:p><text:span text:style-name="T7">AND</text:span></text:p>
            <text:p><text:span text:style-name="T7">{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2">targetType</text:span></text:p>
            <text:p><text:span text:style-name="T13">VOID</text:span></text:p>
            <text:p><text:span text:style-name="T13">numeric</text:span></text:p>
            <text:p><text:span text:style-name="T13">STRING</text:span></text:p>
            <text:p><text:span text:style-name="T13">DATE</text:span></text:p>
            <text:p><text:span text:style-name="T13">TIMESTAMP</text:span></text:p>
            <text:p><text:span text:style-name="T13">TIMESTAMP_NTZ</text:span></text:p>
            <text:p><text:span text:style-name="T13">year-month interval</text:span></text:p>
            <text:p><text:span text:style-name="T13">day-time interval</text:span></text:p>
            <text:p><text:span text:style-name="T13">BOOLEAN</text:span></text:p>
            <text:p><text:span text:style-name="T13">BINARY</text:span></text:p>
            <text:p><text:span text:style-name="T13">ARRAY</text:span></text:p>
            <text:p><text:span text:style-name="T13">MAP</text:span></text:p>
            <text:p><text:span text:style-name="T13">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4"><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1">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6"> </text:span><text:span text:style-name="T6"><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1.1413in" svg:height="2.1008in" svg:x="5.4752in" svg:y="1.3268in" draw:caption-point-x="-0.2402in" draw:caption-point-y="0.5945in">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1.1413in" svg:height="1.4787in" svg:x="5.4752in" svg:y="1.5339in" draw:caption-point-x="-0.2402in" draw:caption-point-y="0.5945in">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1.1413in" svg:height="1.0122in" svg:x="5.4752in" svg:y="1.7406in" draw:caption-point-x="-0.2402in" draw:caption-point-y="0.5945in">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5.4752in" svg:y="1.9476in" draw:caption-point-x="-0.2402in" draw:caption-point-y="0.5945in">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163" office:value-type="string" calcext:value-type="string">
            <office:annotation draw:style-name="gr4" svg:width="1.1413in" svg:height="0.7083in" svg:x="5.4752in" svg:y="5.1984in" draw:caption-point-x="-0.2402in" draw:caption-point-y="0.5945in">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number-rows-repeated="1048501">
          <table:table-cell table:number-columns-repeated="16384"/>
        </table:table-row>
        <table:table-row table:style-name="ro1">
          <table:table-cell table:number-columns-repeated="16384"/>
        </table:table-row>
      </table:table>
      <table:table table:name="Approximate aggregate" table:style-name="ta1">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8"> </text:span><text:span text:style-name="T8"><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5" svg:width="1.1413in" svg:height="1.3232in" svg:x="3.7551in" svg:y="1.5047in" draw:caption-point-x="-0.2402in" draw:caption-point-y="0.5945in">
              <dc:creator>Andreas Reichel</dc:creator>
              <dc:date>2024-04-03T00:00:00</dc:date>
              <text:p>There is a similar function <text:span text:style-name="T1">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1.1413in" svg:height="0.7083in" svg:x="3.7551in" svg:y="1.7114in" draw:caption-point-x="-0.2402in" draw:caption-point-y="0.5945in">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185" office:value-type="string" calcext:value-type="string">
            <office:annotation draw:style-name="gr6" draw:text-style-name="P1" svg:width="1.1413in" svg:height="1.0122in" svg:x="3.7551in" svg:y="1.9185in" draw:caption-point-x="-0.2402in" draw:caption-point-y="0.5945in">
              <dc:creator>Andreas Reichel</dc:creator>
              <dc:date>2024-04-03T00:00:00</dc:date>
              <text:p text:style-name="P1"><text:span text:style-name="T2">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1">
        <office:forms form:automatic-focus="false" form:apply-design-mode="false"/>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208" office:value-type="string" calcext:value-type="string">
            <office:annotation draw:style-name="gr4" svg:width="1.1413in" svg:height="0.8567in" svg:x="3.3398in" svg:y="1.9185in" draw:caption-point-x="-0.2402in" draw:caption-point-y="0.5945in">
              <dc:creator>Andreas Reichel</dc:creator>
              <dc:date>2024-04-03T18:53: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4"><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5" table:default-cell-style-name="ce173"/>
        <table:table-column table:style-name="co39" table:default-cell-style-name="ce179"/>
        <table:table-column table:style-name="co3" table:number-columns-repeated="16375" table:default-cell-style-name="ce61"/>
        <table:table-row table:style-name="ro1" table:number-rows-repeated="6">
          <table:table-cell table:number-columns-repeated="16384"/>
        </table:table-row>
        <table:table-row table:style-name="ro26">
          <table:table-cell table:style-name="ce96"/>
          <table:table-cell table:style-name="ce98" office:value-type="string" calcext:value-type="string" table:number-columns-spanned="2" table:number-rows-spanned="1">
            <office:annotation office:display="true" draw:style-name="gr7" svg:width="10.4059in" svg:height="3.9815in" svg:x="12.6205in" svg:y="0.2854in" draw:caption-point-x="-2.3909in" draw:caption-point-y="0.785in">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70"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176" office:value-type="string" calcext:value-type="string">
            <text:p><text:a xlink:href="https://docs.aws.amazon.com/redshift/latest/dg/r_ADD_MONTHS.html" xlink:type="simple">ADD_MONTHS function</text:a></text:p>
          </table:table-cell>
          <table:table-cell table:number-columns-repeated="16376"/>
        </table:table-row>
        <table:table-row table:style-name="ro27">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176" office:value-type="string" calcext:value-type="string">
            <text:p><text:a xlink:href="https://docs.aws.amazon.com/redshift/latest/dg/r_AT_TIME_ZONE.html" xlink:type="simple">AT TIME ZONE function</text:a></text:p>
          </table:table-cell>
          <table:table-cell table:number-columns-repeated="16376"/>
        </table:table-row>
        <table:table-row table:style-name="ro28">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176"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28">
          <table:table-cell/>
          <table:table-cell table:style-name="ce170" office:value-type="string" calcext:value-type="string">
            <office:annotation office:display="true" draw:style-name="gr8" svg:width="2.1303in" svg:height="1.128in" svg:x="4.4118in" svg:y="4.0228in" draw:caption-point-x="-0.2402in" draw:caption-point-y="0.5945in">
              <dc:creator>Andreas Reichel</dc:creator>
              <dc:date>2024-03-17T00:00:00</dc:date>
              <text:p><text:span text:style-name="T3">DUCKDB does not support WEEK vs. ISOWEEK, </text:span></text:p>
              <text:p><text:span text:style-name="T3">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176"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176"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176"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176"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1.1413in" svg:height="1.4787in" svg:x="4.4118in" svg:y="6.011in" draw:caption-point-x="-0.2402in" draw:caption-point-y="0.5945in">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176" office:value-type="string" calcext:value-type="string">
            <text:p><text:a xlink:href="https://docs.aws.amazon.com/redshift/latest/dg/r_EXTRACT_function.html" xlink:type="simple">EXTRACT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GETDATE.html" xlink:type="simple">GET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176"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TIMEOFDAY_function.html" xlink:type="simple">TIMEOF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TIMESTAMP_CMP.html" xlink:type="simple">TIMESTAMP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176"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176"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176"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176"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176"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176" office:value-type="string" calcext:value-type="string">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177" office:value-type="string" calcext:value-type="string">
            <text:p>Specifier</text:p>
          </table:table-cell>
          <table:table-cell table:style-name="ce180" office:value-type="string" calcext:value-type="string">
            <text:p>Description</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5"/>
        </table:table-row>
        <table:table-row table:style-name="ro24">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5"/>
        </table:table-row>
        <table:table-row table:style-name="ro24">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5"/>
        </table:table-row>
        <table:table-row table:style-name="ro24">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5"/>
        </table:table-row>
        <table:table-row table:style-name="ro24">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5"/>
        </table:table-row>
        <table:table-row table:style-name="ro24">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5"/>
        </table:table-row>
        <table:table-row table:style-name="ro24">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5"/>
        </table:table-row>
        <table:table-row table:style-name="ro25">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5"/>
        </table:table-row>
        <table:table-row table:style-name="ro28">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5"/>
        </table:table-row>
        <table:table-row table:style-name="ro24">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5"/>
        </table:table-row>
        <table:table-row table:style-name="ro24">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5"/>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5"/>
        </table:table-row>
        <table:table-row table:style-name="ro24">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5"/>
        </table:table-row>
        <table:table-row table:style-name="ro24">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5"/>
        </table:table-row>
        <table:table-row table:style-name="ro24">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5"/>
        </table:table-row>
        <table:table-row table:style-name="ro24">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5"/>
        </table:table-row>
        <table:table-row table:style-name="ro24">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5"/>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5"/>
        </table:table-row>
        <table:table-row table:style-name="ro24">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5"/>
        </table:table-row>
        <table:table-row table:style-name="ro2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5"/>
        </table:table-row>
        <table:table-row table:style-name="ro23">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5"/>
        </table:table-row>
        <table:table-row table:style-name="ro25">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5"/>
        </table:table-row>
        <table:table-row table:style-name="ro2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5"/>
        </table:table-row>
        <table:table-row table:style-name="ro24">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5"/>
        </table:table-row>
        <table:table-row table:style-name="ro24">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5"/>
        </table:table-row>
        <table:table-row table:style-name="ro25">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5"/>
        </table:table-row>
        <table:table-row table:style-name="ro24">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5"/>
        </table:table-row>
        <table:table-row table:style-name="ro24">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5"/>
        </table:table-row>
        <table:table-row table:style-name="ro24">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ce178" office:value-type="string" calcext:value-type="string">
            <text:p>%Y</text:p>
          </table:table-cell>
          <table:table-cell table:style-name="ce181" office:value-type="string" calcext:value-type="string">
            <text:p>The year with century as a decimal number.</text:p>
            <text:p>Example: 2021</text:p>
          </table:table-cell>
          <table:table-cell table:number-columns-repeated="16375"/>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ce178" office:value-type="string" calcext:value-type="string">
            <text:p>%y</text:p>
          </table:table-cell>
          <table:table-cell table:style-name="ce181"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16375"/>
        </table:table-row>
        <table:table-row table:style-name="ro24">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ce178" office:value-type="string" calcext:value-type="string">
            <text:p>%Z</text:p>
          </table:table-cell>
          <table:table-cell table:style-name="ce181" office:value-type="string" calcext:value-type="string">
            <text:p>The time zone name.</text:p>
            <text:p>Example: UTC-5</text:p>
          </table:table-cell>
          <table:table-cell table:number-columns-repeated="16375"/>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ce178" office:value-type="string" calcext:value-type="string">
            <text:p>%z</text:p>
          </table:table-cell>
          <table:table-cell table:style-name="ce181" office:value-type="string" calcext:value-type="string">
            <text:p>The offset from the Prime Meridian in the format +HHMM or -HHMM as appropriate, with positive values representing locations east of Greenwich. </text:p>
            <text:p>Example: -500</text:p>
          </table:table-cell>
          <table:table-cell table:number-columns-repeated="16375"/>
        </table:table-row>
        <table:table-row table:style-name="ro24">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ce178" office:value-type="string" calcext:value-type="string">
            <text:p>%%</text:p>
          </table:table-cell>
          <table:table-cell table:style-name="ce181" office:value-type="string" calcext:value-type="string">
            <text:p>A single % character.</text:p>
            <text:p>Example: %</text:p>
          </table:table-cell>
          <table:table-cell table:number-columns-repeated="16375"/>
        </table:table-row>
        <table:table-row table:style-name="ro24">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4">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4">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0" table:default-cell-style-name="ce61"/>
        <table:table-column table:style-name="co15" table:default-cell-style-name="ce61"/>
        <table:table-column table:style-name="co2" table:default-cell-style-name="ce80"/>
        <table:table-column table:style-name="co41" table:default-cell-style-name="ce61"/>
        <table:table-column table:style-name="co2" table:default-cell-style-name="ce80"/>
        <table:table-column table:style-name="co42"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27">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3" table:default-cell-style-name="ce61"/>
        <table:table-column table:style-name="co15" table:default-cell-style-name="ce61"/>
        <table:table-column table:style-name="co2" table:default-cell-style-name="ce80"/>
        <table:table-column table:style-name="co44" table:default-cell-style-name="ce61"/>
        <table:table-column table:style-name="co2" table:default-cell-style-name="ce80"/>
        <table:table-column table:style-name="co2" table:default-cell-style-name="ce61"/>
        <table:table-column table:style-name="co45" table:default-cell-style-name="ce80"/>
        <table:table-column table:style-name="co4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6"><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47" table:default-cell-style-name="ce117"/>
        <table:table-column table:style-name="co15" table:default-cell-style-name="ce117"/>
        <table:table-column table:style-name="co2" table:default-cell-style-name="ce212"/>
        <table:table-column table:style-name="co48" table:default-cell-style-name="ce117"/>
        <table:table-column table:style-name="co2" table:default-cell-style-name="ce212"/>
        <table:table-column table:style-name="co49" table:default-cell-style-name="ce117"/>
        <table:table-column table:style-name="co50" table:default-cell-style-name="ce212"/>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1" table:default-cell-style-name="ce61"/>
        <table:table-column table:style-name="co2" table:default-cell-style-name="ce80"/>
        <table:table-column table:style-name="co5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3" table:default-cell-style-name="ce61"/>
        <table:table-column table:style-name="co15" table:default-cell-style-name="ce61"/>
        <table:table-column table:style-name="co2" table:default-cell-style-name="ce80"/>
        <table:table-column table:style-name="co2" table:default-cell-style-name="ce61"/>
        <table:table-column table:style-name="co54" table:default-cell-style-name="ce80"/>
        <table:table-column table:style-name="co54"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5"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1">
        <table:table-column table:style-name="co55"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7"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4.1949in" draw:caption-point-x="-0.2402in" draw:caption-point-y="0.5945in">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4512in" draw:caption-point-x="-0.2402in" draw:caption-point-y="0.5945in">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1.1413in" svg:height="0.7083in" svg:x="3.5807in" svg:y="6.6579in" draw:caption-point-x="-0.2402in" draw:caption-point-y="0.5945in">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avigation" table:style-name="ta1">
        <table:table-column table:style-name="co58" table:default-cell-style-name="ce61"/>
        <table:table-column table:style-name="co15" table:default-cell-style-name="ce61"/>
        <table:table-column table:style-name="co2" table:default-cell-style-name="ce80"/>
        <table:table-column table:style-name="co59" table:default-cell-style-name="ce61"/>
        <table:table-column table:style-name="co60" table:default-cell-style-name="ce80"/>
        <table:table-column table:style-name="co6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2"/>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2"/>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2"/>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2"/>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number-columns-repeated="4"/>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number-columns-repeated="4"/>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number-columns-repeated="4"/>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57"/>
          <table:table-cell table:style-name="ce87"/>
          <table:table-cell table:number-columns-repeated="4"/>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1" table:number-rows-repeated="50">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Net" table:style-name="ta2">
        <table:table-column table:style-name="co62"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4"><text:a xlink:href="https://docs.databricks.com/en/sql/language-manual/index.html" xlink:type="simple">https://docs.databricks.com/en/sql/language-manual/index.html</text:a></text:span></text:p>
          </table:table-cell>
          <table:table-cell office:value-type="string" calcext:value-type="string">
            <text:p><text:span text:style-name="T14"><text:a xlink:href="https://docs.snowflake.com/en/sql-reference-commands" xlink:type="simple">https://docs.snowflake.com/en/sql-reference-commands</text:a></text:span></text:p>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29">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Numbering or Ranking" table:style-name="ta1">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09" office:value-type="string" calcext:value-type="string" table:number-columns-spanned="2" table:number-rows-spanned="1">
            <text:p>Snowflake</text:p>
          </table:table-cell>
          <table:covered-table-cell table:style-name="ce111"/>
          <table:table-cell table:style-name="ce102"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6"><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table-cell table:style-name="ce57"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office:value-type="string" calcext:value-type="string">
            <text:p/>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office:value-type="string" calcext:value-type="string">
            <text:p/>
          </table:table-cell>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office:value-type="string" calcext:value-type="string">
            <text:p/>
          </table:table-cell>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office:value-type="string" calcext:value-type="string">
            <text:p/>
          </table:table-cell>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office:value-type="string" calcext:value-type="string">
            <text:p/>
          </table:table-cell>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number-columns-repeated="2"/>
          <table:table-cell table:style-name="ce57" office:value-type="string" calcext:value-type="string">
            <text:p><text:a xlink:href="https://docs.snowflake.com/en/sql-reference/functions/lead" xlink:type="simple">LEAD</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h_value" xlink:type="simple">NTH_VALU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ile" xlink:type="simpl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ank" xlink:type="simple">RAN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58">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Range" table:style-name="ta2">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3">
          <table:table-cell/>
          <table:table-cell table:style-name="ce57"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number-columns-repeated="16381"/>
        </table:table-row>
        <table:table-row table:style-name="ro23">
          <table:table-cell/>
          <table:table-cell table:style-name="ce57"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number-columns-repeated="16381"/>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p" table:style-name="ta2">
        <table:table-column table:style-name="co69" table:default-cell-style-name="ce61"/>
        <table:table-column table:style-name="co15" table:default-cell-style-name="ce61"/>
        <table:table-column table:style-name="co2" table:default-cell-style-name="ce80"/>
        <table:table-column table:style-name="co70" table:default-cell-style-name="ce61"/>
        <table:table-column table:style-name="co2" table:default-cell-style-name="ce80"/>
        <table:table-column table:style-name="co7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table-cell office:value-type="string" calcext:value-type="string">
            <text:p><text:span text:style-name="T14"><text:a xlink:href="https://docs.snowflake.com/en/sql-reference-commands" xlink:type="simple">https://docs.snowflake.com/en/sql-reference-commands</text:a></text:span></text:p>
          </table:table-cell>
          <table: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1">
        <table:table-column table:style-name="co66" table:default-cell-style-name="ce61"/>
        <table:table-column table:style-name="co15" table:default-cell-style-name="ce61"/>
        <table:table-column table:style-name="co2" table:default-cell-style-name="ce80"/>
        <table:table-column table:style-name="co72" table:default-cell-style-name="ce61"/>
        <table:table-column table:style-name="co2" table:default-cell-style-name="ce80"/>
        <table:table-column table:style-name="co73"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4"><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57"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57"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57"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57"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57"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57"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57"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5" svg:width="1.1413in" svg:height="1.3232in" svg:x="3.6079in" svg:y="3.3469in" draw:caption-point-x="-0.2402in" draw:caption-point-y="0.5945in">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57"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1.1413in" svg:height="0.7083in" svg:x="4.2803in" svg:y="5.0335in" draw:caption-point-x="-0.9126in" draw:caption-point-y="-0.6984in">
              <dc:creator>Andreas Reichel</dc:creator>
              <dc:date>2024-03-23T00:00:00</dc:date>
              <text:p>Optional 3<text:span text:style-name="T4">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57"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57"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57"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57"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57"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57"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57"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9" svg:width="1.1413in" svg:height="1.1087in" svg:x="3.6079in" svg:y="5.376in" draw:caption-point-x="-0.2402in" draw:caption-point-y="0.5945in">
              <dc:creator>Andreas Reichel</dc:creator>
              <dc:date>2024-03-23T00:00:00</dc:date>
              <text:p>parameters <text:span text:style-name="T5">`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57"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5.7697in" draw:caption-point-x="-0.2402in" draw:caption-point-y="0.5945in">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57"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57"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57"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7638in" draw:caption-point-x="-0.2402in" draw:caption-point-y="0.5945in">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57"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6.9705in" draw:caption-point-x="-0.2402in" draw:caption-point-y="0.5945in">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57"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10" svg:width="1.1413in" svg:height="0.8567in" svg:x="3.6079in" svg:y="7.1776in" draw:caption-point-x="-0.2402in" draw:caption-point-y="0.5945in">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57"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57"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5" svg:width="1.1413in" svg:height="1.3232in" svg:x="3.6079in" svg:y="8.0051in" draw:caption-point-x="-0.2402in" draw:caption-point-y="0.5945in">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57"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57" office:value-type="string" calcext:value-type="string">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11" svg:width="1.1413in" svg:height="1.1677in" svg:x="3.6079in" svg:y="8.4193in" draw:caption-point-x="-0.2402in" draw:caption-point-y="0.5945in">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57" office:value-type="string" calcext:value-type="string">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57" office:value-type="string" calcext:value-type="string">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57"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57"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57"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9.8276in" draw:caption-point-x="-0.2402in" draw:caption-point-y="0.5945in">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57"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0346in" draw:caption-point-x="-0.2402in" draw:caption-point-y="0.5945in">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57"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2413in" draw:caption-point-x="-0.2402in" draw:caption-point-y="0.5945in">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57"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0.4484in" draw:caption-point-x="-0.2402in" draw:caption-point-y="0.5945in">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57"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57"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57"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2559in" draw:caption-point-x="-0.2402in" draw:caption-point-y="0.5945in">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57" office:value-type="string" calcext:value-type="string">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463in" draw:caption-point-x="-0.2402in" draw:caption-point-y="0.5945in">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57"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6697in" draw:caption-point-x="-0.2402in" draw:caption-point-y="0.5945in">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57"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1.8768in" draw:caption-point-x="-0.2402in" draw:caption-point-y="0.5945in">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57"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1.1413in" svg:height="0.7083in" svg:x="3.6079in" svg:y="12.0839in" draw:caption-point-x="-0.2402in" draw:caption-point-y="0.5945in">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57"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208" office:value-type="string" calcext:value-type="string">
            <office:annotation draw:style-name="gr4" svg:width="1.1413in" svg:height="0.7083in" svg:x="3.6079in" svg:y="13.3256in" draw:caption-point-x="-0.2402in" draw:caption-point-y="0.5945in">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168" office:value-type="string" calcext:value-type="string">
            <office:annotation draw:style-name="gr4" svg:width="1.1413in" svg:height="0.7083in" svg:x="3.6079in" svg:y="13.7193in" draw:caption-point-x="-0.2402in" draw:caption-point-y="0.5945in">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1">
        <table:table-column table:style-name="co74" table:default-cell-style-name="ce61"/>
        <table:table-column table:style-name="co15" table:default-cell-style-name="ce61"/>
        <table:table-column table:style-name="co2" table:default-cell-style-name="ce80"/>
        <table:table-column table:style-name="co75" table:default-cell-style-name="ce61"/>
        <table:table-column table:style-name="co2" table:default-cell-style-name="ce80"/>
        <table:table-column table:style-name="co76"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4"><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4"><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4"><text:a xlink:href="https://docs.snowflake.com/en/sql-reference-commands" xlink:type="simple">https://docs.snowflake.com/en/sql-reference-commands</text:a></text:span></text:p>
          </table:table-cell>
          <table:covered-table-cell/>
          <table:table-cell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13"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03">00/00/0000</text:date>, <text:time style:data-style-name="N2" text:time-value="16:15:20.36655274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4-03T18:53:35.964781741</dc:date>
    <dc:creator>Andreas Reichel</dc:creator>
    <meta:editing-duration>P4DT19H44M30S</meta:editing-duration>
    <meta:editing-cycles>121</meta:editing-cycles>
    <meta:generator>LibreOffice/7.6.6.3$Linux_X86_64 LibreOffice_project/b4426c814dfeee20c8fe9bada2294567ebec2de1</meta:generator>
    <meta:document-statistic meta:table-count="23" meta:cell-count="4237" meta:object-count="0"/>
  </office:meta>
</office:document-meta>
</file>